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54cm"/>
    </style:style>
    <style:style style:name="co2" style:family="table-column">
      <style:table-column-properties fo:break-before="auto" style:column-width="15.794cm"/>
    </style:style>
    <style:style style:name="co3" style:family="table-column">
      <style:table-column-properties fo:break-before="auto" style:column-width="2.949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7.165cm" fo:break-before="auto" style:use-optimal-row-height="false"/>
    </style:style>
    <style:style style:name="ro4" style:family="table-row">
      <style:table-row-properties style:row-height="2.589cm" fo:break-before="auto" style:use-optimal-row-height="false"/>
    </style:style>
    <style:style style:name="ro5" style:family="table-row">
      <style:table-row-properties style:row-height="1.842cm"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style:style style:name="ce1" style:family="table-cell" style:parent-style-name="Default" style:data-style-name="N38">
      <style:table-cell-properties style:text-align-source="fix" style:repeat-content="false" fo:border="0.74pt solid #000000"/>
      <style:paragraph-properties fo:text-align="center" fo:margin-left="0cm"/>
      <style:text-properties fo:font-size="12pt" style:font-size-asian="12pt" style:font-size-complex="12pt"/>
    </style:style>
    <style:style style:name="ce2" style:family="table-cell" style:parent-style-name="Default" style:data-style-name="N38">
      <style:table-cell-properties style:text-align-source="fix" style:repeat-content="false" fo:border="0.74pt solid #000000" style:vertical-align="middle"/>
      <style:paragraph-properties fo:text-align="center" fo:margin-left="0cm"/>
      <style:text-properties fo:font-size="12pt" style:font-size-asian="12pt" style:font-size-complex="12pt"/>
    </style:style>
    <style:style style:name="ce3" style:family="table-cell" style:parent-style-name="Default" style:data-style-name="N38">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table-cell-properties fo:wrap-option="wrap" fo:border="0.74pt solid #000000" style:vertical-align="middle"/>
      <style:text-properties fo:font-size="12pt" style:font-size-asian="12pt" style:font-size-complex="12pt"/>
    </style:style>
    <style:style style:name="ce16" style:family="table-cell" style:parent-style-name="Default">
      <style:table-cell-properties fo:wrap-option="wrap" style:vertical-align="middle"/>
      <style:text-properties fo:font-size="12pt" style:font-size-asian="12pt" style:font-size-complex="12pt"/>
    </style:style>
    <style:style style:name="ce7"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border="0.74pt solid #000000" style:vertical-align="middle"/>
      <style:paragraph-properties fo:text-align="center" fo:margin-left="0cm"/>
      <style:text-properties fo:font-size="12pt" style:font-size-asian="12pt" style:font-size-complex="12pt"/>
    </style:style>
    <style:style style:name="ce9"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10" style:family="table-cell" style:parent-style-name="Default">
      <style:table-cell-properties style:vertical-align="middle"/>
      <style:text-properties fo:font-size="12pt" style:font-size-asian="12pt" style:font-size-complex="12pt"/>
    </style:style>
    <style:style style:name="ce11" style:family="table-cell" style:parent-style-name="Default">
      <style:table-cell-properties style:vertical-align="middl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16"/>
        <table:table-column table:style-name="co3" table:default-cell-style-name="ce9"/>
        <table:table-column table:style-name="co4" table:number-columns-repeated="8" table:default-cell-style-name="ce6"/>
        <table:table-column table:style-name="co4" table:number-columns-repeated="1013" table:default-cell-style-name="Default"/>
        <table:table-row table:style-name="ro1">
          <table:table-cell table:style-name="ce1" office:value-type="string" calcext:value-type="string">
            <text:p>Date</text:p>
          </table:table-cell>
          <table:table-cell table:style-name="ce15" office:value-type="string" calcext:value-type="string">
            <text:p>Désignation</text:p>
          </table:table-cell>
          <table:table-cell table:style-name="ce7" office:value-type="string" calcext:value-type="string">
            <text:p>Hébergement</text:p>
          </table:table-cell>
          <table:table-cell table:number-columns-repeated="1021"/>
        </table:table-row>
        <table:table-row table:style-name="ro2">
          <table:table-cell table:style-name="ce2" office:value-type="date" office:date-value="2023-10-08" calcext:value-type="date">
            <text:p>dimanche 8 octobre 2023</text:p>
          </table:table-cell>
          <table:table-cell table:style-name="ce15" office:value-type="string" calcext:value-type="string">
            <text:p>11h04 La Baule</text:p>
            <text:p>14h07 Paris Montparnasse</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3">
          <table:table-cell table:style-name="ce2" table:formula="of:=[.A2]+1" office:value-type="date" office:date-value="2023-10-09" calcext:value-type="date">
            <text:p>lundi 9 octobre 2023</text:p>
          </table:table-cell>
          <table:table-cell table:style-name="ce15" office:value-type="string" calcext:value-type="string">
            <text:p>Soirée spéciale Van Gogh</text:p>
            <text:p>19h Collège des Bernardins (grand amphi) - 20 rue de Poissy – Paris 5ème</text:p>
            <text:p>Commissaire de l’exposition « Van Gogh à Auvers-sur-Oise » du musée d’Orsay, Emmanuel Coquery expliquera comment Van Gogh construit une œuvre consolante, un éloge de la vie ; Wouter van der Veen fera revivre le paisible village d’Auvers-sur-Oise, capitale de l’impressionnisme ; François-Bernard Michel, président honoraire de l’Académie nationale de médecine et de l’Académie des beaux-arts, évoquera le cas clinique de Van Gogh. Historienne d’art et enseignante aux Bernardins, Mélina de Courcy nous fera plonger au coeur de son art, en décryptant plusieurs de ses tableaux. La table ronde sera suivie du spectacle L’homme inspiré, tiré de la correspondance de Vincent, dans lequel le comédien Gérard Rouzier interprétera Van Gogh, en duo avec le philosophe Denis Cocquet, à l’écoute du jaillissement créatif de Van Gogh et en résonance avec d’autres grands inspirés, mystiques ou artistes.</text:p>
            <text:p> </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3]+1" office:value-type="date" office:date-value="2023-10-10" calcext:value-type="date">
            <text:p>mardi 10 octobre 2023</text:p>
          </table:table-cell>
          <table:table-cell table:style-name="ce15" office:value-type="string" calcext:value-type="string">
            <text:p>Musée d’Orsay – Van Gogh à Auvers</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4]+1" office:value-type="date" office:date-value="2023-10-11" calcext:value-type="date">
            <text:p>mercredi 11 octobre 2023</text:p>
          </table:table-cell>
          <table:table-cell table:style-name="ce15" office:value-type="string" calcext:value-type="string">
            <text:p>12 h Musée d’Art Moderne – Nicolas de Staël</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4">
          <table:table-cell table:style-name="ce2" table:formula="of:=[.A5]+1" office:value-type="date" office:date-value="2023-10-12" calcext:value-type="date">
            <text:p>jeudi 12 octobre 2023</text:p>
          </table:table-cell>
          <table:table-cell table:style-name="ce15" office:value-type="string" calcext:value-type="string">
            <text:p>13h : Van Gogh – Les derniers voyages – Château d’Auvers-sur-Oise</text:p>
            <text:p>11h26 Gare du Nord – Ligne H à destination de Valmondois</text:p>
            <text:p>12h19 Bus 95-07 → 12h30 Château</text:p>
            <text:p>16h23 Bus 95-07 → 16h37 Valmondois</text:p>
            <text:p>16h43 Valmondois Ligne H → 17h29 Gare du Nord</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5">
          <table:table-cell table:style-name="ce2" table:formula="of:=[.A6]+1" office:value-type="date" office:date-value="2023-10-13" calcext:value-type="date">
            <text:p>vendredi 13 octobre 2023</text:p>
          </table:table-cell>
          <table:table-cell table:style-name="ce15" office:value-type="string" calcext:value-type="string">
            <text:p>12h : Van Gogh à Auvers-sur-Oise</text:p>
            <text:p>Conférence inaugurale de l'exposition</text:p>
            <text:p>Emmanuel Coquery, commisaire de l’exposition, conservateur général, directeur du développement culturel et du musée de la Bibliothèque nationale de France</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7]+1" office:value-type="date" office:date-value="2023-10-14" calcext:value-type="date">
            <text:p>samedi 14 octobre 2023</text:p>
          </table:table-cell>
          <table:table-cell table:style-name="ce15"/>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8]+1" office:value-type="date" office:date-value="2023-10-15" calcext:value-type="date">
            <text:p>dimanche 15 octobre 2023</text:p>
          </table:table-cell>
          <table:table-cell table:style-name="ce15"/>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9]+1" office:value-type="date" office:date-value="2023-10-16" calcext:value-type="date">
            <text:p>lundi 16 octobre 2023</text:p>
          </table:table-cell>
          <table:table-cell table:style-name="ce15"/>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2">
          <table:table-cell table:style-name="ce2" table:formula="of:=[.A10]+1" office:value-type="date" office:date-value="2023-10-17" calcext:value-type="date">
            <text:p>mardi 17 octobre 2023</text:p>
          </table:table-cell>
          <table:table-cell table:style-name="ce15" office:value-type="string" calcext:value-type="string">
            <text:p>12h52 Paris Montparnasse</text:p>
            <text:p>15h50 La Baule Escoublac</text:p>
          </table:table-cell>
          <table:table-cell table:style-name="ce8" office:value-type="string" calcext:value-type="string">
            <text:p>St Molf</text:p>
          </table:table-cell>
          <table:table-cell table:style-name="ce10" table:number-columns-repeated="8"/>
          <table:table-cell table:style-name="ce11" table:number-columns-repeated="101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fo:margin-top="1cm" fo:margin-bottom="1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style style:name="MT1" style:family="text">
      <style:text-properties fo:font-size="14pt" fo:font-weight="bold"/>
    </style:style>
  </office:automatic-styles>
  <office:master-styles>
    <style:master-page style:name="Default" style:page-layout-name="Mpm1">
      <style:header>
        <text:p><text:span text:style-name="MT1">Voyage à Paris et Auvers-sur-oise</text:span></text:p>
      </style:header>
      <style:header-left style:display="false"/>
      <style:footer>
        <text:p><text:file-name text:display="full">???</text:file-name></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6">00/00/0000</text:date>, <text:time style:data-style-name="N2" text:time-value="16:04:19.0654573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9T15:21:11.227288741</meta:creation-date>
    <dc:date>2023-10-06T16:40:41.932085493</dc:date>
    <meta:editing-duration>PT1H39M53S</meta:editing-duration>
    <meta:editing-cycles>4</meta:editing-cycles>
    <meta:generator>LibreOffice/6.4.7.2$Linux_X86_64 LibreOffice_project/40$Build-2</meta:generator>
    <meta:print-date>2023-10-06T16:25:35.357933719</meta:print-date>
    <meta:document-statistic meta:table-count="1" meta:cell-count="30" meta:object-count="0"/>
  </office:meta>
</office:document-meta>
</file>